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CC000000990CDDB3B51A24D914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gradient-name="Tango_20_Gray" draw:gradient-step-count="99" draw:fill-image-name="eau_5f_hostens" draw:fill-image-width="100%" draw:fill-image-height="100%" draw:tile-repeat-offset="100% vertical"/>
      <style:paragraph-properties fo:background-color="transparent" style:shadow="none"/>
      <style:text-properties fo:font-size="12pt" fo:font-weight="normal" officeooo:rsid="0002f16b" officeooo:paragraph-rsid="0002f16b" style:font-size-asian="12pt" style:font-weight-asian="normal" style:font-size-complex="12pt" style:font-weight-complex="normal"/>
    </style:style>
    <style:style style:name="P2" style:family="paragraph" style:parent-style-name="Text_20_body">
      <loext:graphic-properties draw:fill="none" draw:fill-gradient-name="Tango_20_Gray" draw:gradient-step-count="99" draw:fill-image-name="eau_5f_hostens" draw:fill-image-width="100%" draw:fill-image-height="100%" draw:tile-repeat-offset="100% vertical"/>
      <style:paragraph-properties fo:background-color="transparent" style:shadow="none"/>
      <style:text-properties fo:color="#ff3333" fo:font-size="14pt" fo:font-weight="bold" officeooo:rsid="0002f16b" officeooo:paragraph-rsid="0002f16b" style:font-size-asian="14pt" style:font-weight-asian="bold" style:font-size-complex="14pt" style:font-weight-complex="bold"/>
    </style:style>
    <style:style style:name="P3" style:family="paragraph" style:parent-style-name="Heading_20_1" style:master-page-name="">
      <loext:graphic-properties draw:fill="none" draw:fill-gradient-name="Tango_20_Gray" draw:gradient-step-count="99" draw:fill-image-name="eau_5f_hostens" draw:fill-image-width="100%" draw:fill-image-height="100%" draw:tile-repeat-offset="100% vertical"/>
      <style:paragraph-properties style:page-number="auto" fo:background-color="transparent" style:shadow="none"/>
      <style:text-properties fo:font-size="12pt" fo:font-weight="normal" officeooo:rsid="0002f16b" officeooo:paragraph-rsid="000527f2" style:font-size-asian="12pt" style:font-weight-asian="normal" style:font-size-complex="12pt" style:font-weight-complex="normal"/>
    </style:style>
    <style:style style:name="P4" style:family="paragraph" style:parent-style-name="Heading_20_1">
      <loext:graphic-properties draw:fill="none" draw:fill-gradient-name="Tango_20_Gray" draw:gradient-step-count="99" draw:fill-image-name="eau_5f_hostens" draw:fill-image-width="100%" draw:fill-image-height="100%" draw:tile-repeat-offset="100% vertical"/>
      <style:paragraph-properties fo:text-align="center" style:justify-single-word="false" fo:background-color="transparent" style:shadow="none"/>
      <style:text-properties style:font-name="URW Chancery L" fo:font-size="22pt" fo:font-weight="normal" officeooo:rsid="0002f16b" officeooo:paragraph-rsid="000527f2" style:font-size-asian="22pt" style:font-weight-asian="normal" style:font-size-complex="22pt" style:font-weight-complex="normal"/>
    </style:style>
    <style:style style:name="T1" style:family="text">
      <style:text-properties officeooo:rsid="00030c1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30c1b"/>
    </style:style>
    <style:style style:name="T4" style:family="text">
      <style:text-properties officeooo:rsid="0003da11"/>
    </style:style>
    <style:style style:name="T5" style:family="text">
      <style:text-properties officeooo:rsid="000527f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6">Cahier des charges pour une application mobile :</text:span> </text:h>
      <text:h text:style-name="P4" text:outline-level="1"><text:span text:style-name="T5">L’</text:span><text:span text:style-name="T7">I</text:span>nter<text:span text:style-name="T7">F</text:span><text:span text:style-name="T5">ace</text:span></text:h>
      <text:p text:style-name="P1"/>
      <text:p text:style-name="P1">Sommaire</text:p>
      <text:p text:style-name="P1"><text:tab/><text:span text:style-name="T1">1. </text:span>PRÉSENTATION GÉNÉRALE DU PROJET</text:p>
      <text:p text:style-name="P1"><text:tab/><text:span text:style-name="T1">2. </text:span>LES EXIGENCES FONCTIONNELLES</text:p>
      <text:p text:style-name="P1"><text:tab/><text:span text:style-name="T1">3. </text:span>PRÉCONISATIONS GÉNÉRALES</text:p>
      <text:p text:style-name="P1"><text:tab/><text:span text:style-name="T1">4. </text:span>DÉROULEMENT DU PROJET</text:p>
      <text:p text:style-name="P1"><text:tab/><text:span text:style-name="T1">5. </text:span>MODALITÉS</text:p>
      <text:p text:style-name="P1"/>
      <text:p text:style-name="P1"/>
      <text:p text:style-name="P2">1. PRÉSENTATION GÉNÉRALE DU PROJET</text:p>
      <text:p text:style-name="P1"><text:tab/><text:span text:style-name="T2">1.1.</text:span><text:span text:style-name="T3">Présentation</text:span> </text:p>
      <text:p text:style-name="P1"><text:tab/>1.2 <text:span text:style-name="T2">Brief</text:span></text:p>
      <text:p text:style-name="P1"><text:tab/><text:tab/>1.2.1 Besoin et contexte</text:p>
      <text:p text:style-name="P1"><text:tab/><text:tab/>1.2.2 Description de l’application</text:p>
      <text:p text:style-name="P1"><text:tab/><text:tab/>1.2.3 Cibles</text:p>
      <text:p text:style-name="P1"><text:tab/><text:tab/>1.2.4 Fonctionnalités principales</text:p>
      <text:p text:style-name="P1"><text:tab/><text:tab/>1.2.5 <text:span text:style-name="T1">modèle économique</text:span></text:p>
      <text:p text:style-name="P1"/>
      <text:p text:style-name="P1"/>
      <text:p text:style-name="P2">2. LES EXIGENCES FONCTIONNELLES</text:p>
      <text:p text:style-name="P1"><text:tab/><text:span text:style-name="T2">2.1 L’arborescence</text:span></text:p>
      <text:p text:style-name="P1"><text:tab/><text:span text:style-name="T2">2.2 Création du profil</text:span></text:p>
      <text:p text:style-name="P1"><text:tab/><text:span text:style-name="T2">2.3 Accueil</text:span></text:p>
      <text:p text:style-name="P1"><text:tab/><text:span text:style-name="T2">2.4 Profil</text:span></text:p>
      <text:p text:style-name="P1"><text:tab/><text:span text:style-name="T2">2.5 Recherche</text:span></text:p>
      <text:p text:style-name="P1"><text:tab/><text:span text:style-name="T2">2.6 Préférences</text:span></text:p>
      <text:p text:style-name="P1"><text:tab/><text:span text:style-name="T2">2.7 </text:span><text:span text:style-name="T3">L</text:span><text:span text:style-name="T2">ocalisation</text:span></text:p>
      <text:p text:style-name="P1"><text:soft-page-break/><text:tab/><text:span text:style-name="T2">2.8 Fiche descriptive des lieux</text:span></text:p>
      <text:p text:style-name="P1"><text:tab/><text:span text:style-name="T2">2.9 Collaborateurs</text:span></text:p>
      <text:p text:style-name="P1"><text:tab/></text:p>
      <text:p text:style-name="P1"/>
      <text:p text:style-name="P2">3. PRÉCONISATIONS GÉNÉRALES</text:p>
      <text:p text:style-name="P1"><text:tab/><text:span text:style-name="T2">3.1 Charte graphique et navigation</text:span></text:p>
      <text:p text:style-name="P1"><text:tab/><text:tab/>3.1.1 Ergonomie de l’interface</text:p>
      <text:p text:style-name="P1"><text:tab/><text:tab/>3.1.2 Gamme de couleur</text:p>
      <text:p text:style-name="P1"><text:tab/><text:tab/>3.1.3 Typographie</text:p>
      <text:p text:style-name="P1"><text:tab/><text:tab/>3.1.4 Mise en page</text:p>
      <text:p text:style-name="P1"><text:tab/><text:span text:style-name="T2">3.2 Développement</text:span></text:p>
      <text:p text:style-name="P1"><text:tab/><text:span text:style-name="T2">3.3 Matériels et compétences</text:span></text:p>
      <text:p text:style-name="P1"><text:tab/><text:span text:style-name="T2">3.4 Mise en ligne</text:span> sur les plateformes de téléchargement d’application mobile.<text:span text:style-name="T1">(</text:span>?)</text:p>
      <text:p text:style-name="P1"/>
      <text:p text:style-name="P1"/>
      <text:p text:style-name="P2">4. DÉROULEMENT DU PROJET</text:p>
      <text:p text:style-name="P1"><text:tab/><text:span text:style-name="T2">4.1 Phases du projets</text:span></text:p>
      <text:p text:style-name="P1"><text:tab/><text:tab/>4.1.1 Conception</text:p>
      <text:p text:style-name="P1"><text:tab/><text:tab/>4.1.2 Réalisation</text:p>
      <text:p text:style-name="P1"><text:tab/><text:tab/>4.1.3 Recette</text:p>
      <text:p text:style-name="P1"><text:tab/><text:tab/>4.1.4 Déploiement</text:p>
      <text:p text:style-name="P1"><text:tab/><text:span text:style-name="T2">4.2. Ressources humaines</text:span></text:p>
      <text:p text:style-name="P1"><text:tab/><text:tab/>4.2.1 Un chef de projet</text:p>
      <text:p text:style-name="P1"><text:tab/><text:tab/>4.2.2 Un développeur web mobile</text:p>
      <text:p text:style-name="P1"><text:tab/><text:tab/>4.2.3 Un web designer</text:p>
      <text:p text:style-name="P1"><text:tab/><text:tab/>4.2.4 Un intégrateur</text:p>
      <text:p text:style-name="P1"><text:tab/><text:tab/>4.2.<text:span text:style-name="T1">5</text:span> Un ergonome</text:p>
      <text:p text:style-name="P1"><text:tab/><text:tab/>4.2.<text:span text:style-name="T1">6</text:span> : un d<text:span text:style-name="T4">é</text:span>veloppeur back-office </text:p>
      <text:p text:style-name="P1"><text:tab/><text:span text:style-name="T2">4.3. Planification</text:span></text:p>
      <text:p text:style-name="P1"/>
      <text:p text:style-name="P1"/>
      <text:p text:style-name="P2"><text:soft-page-break/>5. MODALITÉS</text:p>
      <text:p text:style-name="P1"><text:tab/><text:span text:style-name="T2">5.1 Réception des résultats des prestations</text:span></text:p>
      <text:p text:style-name="P1"><text:tab/><text:span text:style-name="T2">5.2.Livrables</text:span></text:p>
      <text:p text:style-name="P1"><text:tab/><text:span text:style-name="T2">5.3 Recettage</text:span></text:p>
      <text:p text:style-name="P1"><text:tab/><text:tab/>5.3.1 Au niveau technique</text:p>
      <text:p text:style-name="P1"><text:tab/><text:tab/>5.3.2 Au niveau ergonom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Gray" draw:display-name="Tango Gray" draw:style="linear" draw:start-color="#babdb6" draw:end-color="#555753" draw:start-intensity="100%" draw:end-intensity="100%" draw:angle="300" draw:border="0%"/>
    <draw:fill-image draw:name="eau_5f_hostens" draw:display-name="eau_hostens" xlink:href="Pictures/1000000000000CC000000990CDDB3B51A24D914E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842cm" fo:text-indent="-0.762cm" fo:margin-left="5.84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6.096cm" fo:text-indent="-1.016cm" fo:margin-left="6.09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6.604cm" fo:text-indent="-1.524cm" fo:margin-left="6.60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858cm" fo:text-indent="-1.778cm" fo:margin-left="6.85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7.112cm" fo:text-indent="-2.032cm" fo:margin-left="7.11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7.366cm" fo:text-indent="-2.286cm" fo:margin-left="7.36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874cm" fo:text-indent="-2.794cm" fo:margin-left="7.87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.128cm" fo:text-indent="-3.048cm" fo:margin-left="8.12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9:58:34.629189160</meta:creation-date>
    <dc:date>2016-11-17T10:52:38.742768425</dc:date>
    <meta:editing-duration>PT1M1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56" meta:word-count="183" meta:character-count="1339" meta:non-whitespace-character-count="1139"/>
  </office:meta>
</office:document-meta>
</file>